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3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Frank L. Lyle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30, 1897</text:p>
      <text:p text:style-name="P5">Month<text:tab/><text:tab/><text:tab/><text:tab/><text:tab/><text:tab/>September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/>
      <text:p text:style-name="P3">Philada Sept 30[/ inserted by author]97./</text:p>
      <text:p text:style-name="P2">Rev. S. Morais/</text:p>
      <text:p text:style-name="P2"><text:tab/>546 N. 5th St./</text:p>
      <text:p text:style-name="P2">My dear sir:-/</text:p>
      <text:p text:style-name="P2"><text:tab/>Lend me your rent &amp; I/ will remit to Mr L's Attorney./ <text:s/>They object to your paying the carpen-/-ter. <text:s/>You have done your full duty/ in trying to protect him but your/ lease requires the payment of the/ rent. <text:s/>Has the purchaser's deed/ been acknowledged yet? <text:s/>As soon/ as that is done your liability under/ L's lease is at an end./ vy Respy Yrs/ Frank L. Lyl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4:33:08.86</meta:creation-date>
    <meta:document-statistic meta:table-count="0" meta:image-count="0" meta:object-count="0" meta:page-count="2" meta:paragraph-count="65" meta:word-count="248" meta:character-count="1718"/>
    <dc:date>2012-01-11T14:36:39.13</dc:date>
    <dc:creator>Penn Libraries</dc:creator>
    <meta:editing-duration>PT00H03M30S</meta:editing-duration>
    <meta:editing-cycles>1</meta:editing-cycles>
    <meta:generator>OpenOffice.org/3.2$Win32 OpenOffice.org_project/320m12$Build-9483</meta:generator>
  </office:meta>
</office:document-meta>
</file>